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Calibri1" svg:font-family="Calibri, sans-serif"/>
    <style:font-face style:name="Tahoma" svg:font-family="Tahoma, Arial, sans-serif"/>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automatic-styles>
    <style:style style:name="P1" style:family="paragraph" style:parent-style-name="Text_20_body">
      <style:text-properties fo:font-variant="normal" fo:text-transform="none" fo:color="#000000" style:font-name="FreeSans" fo:font-size="14pt" fo:letter-spacing="normal" fo:font-style="normal" fo:font-weight="bold" style:font-size-asian="14pt" style:font-size-complex="14pt"/>
    </style:style>
    <style:style style:name="P2" style:family="paragraph" style:parent-style-name="Text_20_body">
      <style:paragraph-properties fo:margin-left="0in" fo:margin-right="0in" fo:margin-top="0in" fo:margin-bottom="0.052in" loext:contextual-spacing="false" style:line-height-at-least="0.1563in" fo:text-align="justify" style:justify-single-word="false" fo:widows="1" fo:text-indent="0in" style:auto-text-indent="false"/>
    </style:style>
    <style:style style:name="P3" style:family="paragraph" style:parent-style-name="Text_20_body">
      <style:paragraph-properties fo:margin-left="0in" fo:margin-right="0in" fo:margin-top="0in" fo:margin-bottom="0.052in" loext:contextual-spacing="false" style:line-height-at-least="0.1563in" fo:text-align="justify" style:justify-single-word="false" fo:widows="1" fo:text-indent="0in" style:auto-text-indent="false"/>
      <style:text-properties fo:font-variant="normal" fo:text-transform="none" fo:color="#333333" style:font-name="FreeSans" fo:letter-spacing="normal"/>
    </style:style>
    <style:style style:name="P4" style:family="paragraph" style:parent-style-name="Text_20_body">
      <style:paragraph-properties fo:margin-left="0in" fo:margin-right="0in" fo:margin-top="0.139in" fo:margin-bottom="0.139in" loext:contextual-spacing="false" style:line-height-at-least="0.1563in" fo:text-align="justify" style:justify-single-word="false" fo:widows="1" fo:text-indent="0in" style:auto-text-indent="false"/>
      <style:text-properties fo:font-variant="normal" fo:text-transform="none" fo:color="#000000" style:font-name="FreeSans" fo:font-size="12pt" fo:letter-spacing="normal" fo:font-style="normal" fo:font-weight="normal"/>
    </style:style>
    <style:style style:name="P5" style:family="paragraph" style:parent-style-name="Text_20_body">
      <style:paragraph-properties fo:margin-left="0in" fo:margin-right="0in" fo:margin-top="0.139in" fo:margin-bottom="0.139in" loext:contextual-spacing="false" style:line-height-at-least="0.1563in" fo:text-align="justify" style:justify-single-word="false" fo:widows="1" fo:text-indent="0in" style:auto-text-indent="false"/>
      <style:text-properties fo:font-variant="normal" fo:text-transform="none" fo:color="#000000" style:font-name="FreeSans" fo:letter-spacing="normal" fo:font-style="normal" fo:font-weight="normal"/>
    </style:style>
    <style:style style:name="P6" style:family="paragraph" style:parent-style-name="Text_20_body" style:list-style-name="L1">
      <style:paragraph-properties fo:margin-top="0in" fo:margin-bottom="0in" loext:contextual-spacing="false" style:line-height-at-least="0.1563in" fo:text-align="start" style:justify-single-word="false" fo:widows="1"/>
      <style:text-properties fo:font-variant="normal" fo:text-transform="none" fo:color="#000000" style:font-name="FreeSans" fo:font-size="12pt" fo:letter-spacing="normal" fo:font-style="normal" fo:font-weight="normal" style:font-size-asian="12pt" style:font-size-complex="12pt"/>
    </style:style>
    <style:style style:name="P7" style:family="paragraph" style:parent-style-name="Text_20_body" style:list-style-name="L1">
      <style:paragraph-properties fo:margin-top="0in" fo:margin-bottom="0in" loext:contextual-spacing="false" style:line-height-at-least="0.1563in" fo:text-align="justify" style:justify-single-word="false" fo:widows="1"/>
      <style:text-properties fo:font-variant="normal" fo:text-transform="none" fo:color="#000000" style:font-name="FreeSans" fo:font-size="12pt" fo:letter-spacing="normal" fo:font-style="normal" fo:font-weight="normal" style:font-size-asian="12pt" style:font-size-complex="12pt"/>
    </style:style>
    <style:style style:name="P8" style:family="paragraph" style:parent-style-name="Text_20_body" style:list-style-name="L1">
      <style:paragraph-properties fo:margin-top="0in" fo:margin-bottom="0in" loext:contextual-spacing="false" style:line-height-at-least="0.1563in" fo:text-align="justify" style:justify-single-word="false" fo:widows="1"/>
      <style:text-properties fo:font-variant="normal" fo:text-transform="none" fo:color="#000000" style:font-name="FreeSans" fo:letter-spacing="normal"/>
    </style:style>
    <style:style style:name="P9" style:family="paragraph" style:parent-style-name="Heading_20_2">
      <style:text-properties fo:font-variant="normal" fo:text-transform="none" fo:color="#000000" style:font-name="FreeSans" fo:font-size="14pt" fo:letter-spacing="normal" fo:font-style="normal" fo:font-weight="bold" style:font-size-asian="14pt" style:font-size-complex="14pt"/>
    </style:style>
    <style:style style:name="P10" style:family="paragraph" style:parent-style-name="Standard">
      <style:text-properties style:font-name="FreeSans"/>
    </style:style>
    <style:style style:name="T1" style:family="text">
      <style:text-properties fo:font-size="12pt" fo:font-style="normal" fo:font-weight="normal" style:font-size-asian="12pt" style:font-size-complex="12pt"/>
    </style:style>
    <style:style style:name="T2" style:family="text">
      <style:text-properties fo:font-variant="normal" fo:text-transform="none" fo:color="#333333" style:font-name="Tahoma" fo:font-size="12pt" fo:letter-spacing="normal" fo:font-style="normal" fo:font-weight="normal"/>
    </style:style>
    <style:style style:name="T3" style:family="text">
      <style:text-properties fo:font-variant="normal" fo:text-transform="none" fo:color="#333333" fo:font-size="12pt" fo:letter-spacing="normal" fo:font-style="normal" fo:font-weight="normal"/>
    </style:style>
    <style:style style:name="T4" style:family="text">
      <style:text-properties fo:font-variant="normal" fo:text-transform="none" fo:color="#333333" style:font-name="FreeSans" fo:font-size="12pt" fo:letter-spacing="normal" fo:font-style="normal" fo:font-weight="normal"/>
    </style:style>
    <style:style style:name="T5" style:family="text">
      <style:text-properties style:font-name="Calibri1" fo:font-size="12pt" fo:font-style="normal" fo:font-weight="normal" style:font-size-asian="12pt" style:font-size-complex="12pt"/>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2">Vedtægter</text:h>
      <text:p text:style-name="P1"/>
      <text:p text:style-name="P2"><text:span text:style-name="Emphasis"><text:span text:style-name="T4">pr. oktober 2013</text:span></text:span></text:p>
      <text:p text:style-name="P3"/>
      <text:p text:style-name="P4">§ 1: Foreningens navn er "Dansk Elektrokemisk Forening". Dens hjemsted er København. Foreningen tegnes økonomisk af kassereren.</text:p>
      <text:p text:style-name="P4">§ 2: Foreningens formål er at udbrede kendskabet til elektrokemisk videnskab og teknologi, og at etablere et samarbejde mellem de personer, der virker indenfor dette fagområde. Foreningens arrangementer skal altid tilrettelægges på sådan en måde, at den personlige kontakt mellem medlemmerne fremmes mest muligt.</text:p>
      <text:p text:style-name="P4">§ 3: Som medlemmer kan optages enhver interesseret. Anmodning om optagelse fremsendes til bestyrelsen. Bestyrelsen fastsætter nærmere regler for optagelse af firmamedlemmer.</text:p>
      <text:p text:style-name="P4">§ 4: Foreningens bestyrelse består af 6 medlemmer. Hvert bestyrelsesmedlem vælges for 3 år. Der vælges 2 suppleanter hvert år. Såfremt et bestyrelsesmedlem ønsker at afgå uden for tur, indtræder den først valgte suppleant i bestyrelsen.</text:p>
      <text:p text:style-name="P4">§ 5: Bestyrelsen konstituerer sig selv efter hver generalforsamling ved at vælge en formand, en næstformand, og en kasserer af sin midte. Formanden vælges for et år ad gangen.</text:p>
      <text:p text:style-name="P4">§ 6: Bestyrelsen udpeger en sekretær, der deltager i bestyrelsesmøder. Sekretæren kan honoreres efter generalforsamlingsbeslutning. Kassereren fører foreningens regnskab. Regnskabsåret er 1.9 - 31.8. Kassereren udarbejder regnskabsafslutning, der forelægges to af generalforsamlingen valgte revisorer senest 15.9.</text:p>
      <text:p text:style-name="P4">§ 7: Generalforsamlingen afholdes mellem 15. september og 15. oktober med følgende dagsorden:</text:p>
      <text:list xml:id="list3606965803909187802" text:style-name="L1">
        <text:list-item>
          <text:p text:style-name="P6">Valg af dirigent</text:p>
        </text:list-item>
        <text:list-item>
          <text:p text:style-name="P7">Formanden aflægger beretning</text:p>
        </text:list-item>
        <text:list-item>
          <text:p text:style-name="P7">Kassereren fremlægger det reviderede regnskab</text:p>
        </text:list-item>
        <text:list-item>
          <text:p text:style-name="P7">Valg af bestyrelsesmedlemmer, suppleanter og revisorer</text:p>
        </text:list-item>
        <text:list-item>
          <text:p text:style-name="P7">Formanden forelægger bestyrelsens aktivitetsplaner for det kommende år</text:p>
        </text:list-item>
        <text:list-item>
          <text:p text:style-name="P7">Kassereren forelægger budgetforslag og forslag til kontingent</text:p>
        </text:list-item>
        <text:list-item>
          <text:p text:style-name="P8"><text:span text:style-name="T1">Eventuelt</text:span></text:p>
        </text:list-item>
      </text:list>
      <text:p text:style-name="P5">Generalforsamlingen indkaldes ledsaget af dagsordenforslag med 2 ugers varsel. På generalforsamlingen kan vedtages ændringer af foreningens love. Forslag til lovændringer skal fremsendes sammen med indkaldelsen til generalforsamlingen. Der kan dog ikke på samme generalforsamling, hvor ændringer i lovene vedtages, træffes vedtagelser på basis af de nye love.</text:p>
      <text:p text:style-name="P5"><text:soft-page-break/>§ 8: Bestyrelsen kan med 14 dages varsel indkalde til en ekstraordinær generalforsamling og skal indkalde til en sådan indenfor 2 måneder, hvis 10 medlemmer skriftligt anmoder derom.</text:p>
      <text:p text:style-name="P5">§ 9: Foreningen kan ophæves ved skriftlig urafstemning mellem foreningens medlemmer. Samtidig skal stilles forslag om anvendelse af foreningens eventuelle midler.</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 svg:font-family="Calibri"/>
    <style:font-face style:name="Calibri1" svg:font-family="Calibri, sans-serif"/>
    <style:font-face style:name="Tahoma" svg:font-family="Tahoma, Arial, sans-serif"/>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1"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 Hjelm</meta:initial-creator>
    <meta:creation-date>2015-06-02T22:14:28.571328449</meta:creation-date>
    <dc:date>2015-06-02T22:16:24.092417278</dc:date>
    <dc:creator>Johan Hjelm</dc:creator>
    <meta:editing-duration>PT1M56S</meta:editing-duration>
    <meta:editing-cycles>1</meta:editing-cycles>
    <meta:document-statistic meta:table-count="0" meta:image-count="0" meta:object-count="0" meta:page-count="2" meta:paragraph-count="19" meta:word-count="337" meta:character-count="2447" meta:non-whitespace-character-count="2136"/>
    <meta:generator>LibreOffice/4.4.3.2$Linux_X86_64 LibreOffice_project/40m0$Build-2</meta:generator>
  </office:meta>
</office:document-meta>
</file>